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5.196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CFHTLS J022409-105807</text:p>
          </table:table-cell>
          <table:table-cell office:value-type="float" office:value="36.0398" calcext:value-type="float">
            <text:p>36.0398</text:p>
          </table:table-cell>
          <table:table-cell office:value-type="float" office:value="-10.9688" calcext:value-type="float">
            <text:p>-10.9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W0004dv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,G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FHTLS J140522+574333</text:p>
          </table:table-cell>
          <table:table-cell office:value-type="float" office:value="211.3426" calcext:value-type="float">
            <text:p>211.3426</text:p>
          </table:table-cell>
          <table:table-cell office:value-type="float" office:value="57.7259" calcext:value-type="float">
            <text:p>57.7259</text:p>
          </table:table-cell>
          <table:table-cell office:value-type="float" office:value="0.7" calcext:value-type="float">
            <text:p>0.7</text:p>
          </table:table-cell>
          <table:table-cell office:value-type="float" office:value="19.7" calcext:value-type="float">
            <text:p>19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SW000619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CFHTLS J142603+511420</text:p>
          </table:table-cell>
          <table:table-cell office:value-type="float" office:value="216.5149" calcext:value-type="float">
            <text:p>216.5149</text:p>
          </table:table-cell>
          <table:table-cell office:value-type="float" office:value="51.239" calcext:value-type="float">
            <text:p>51.2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SW0006mea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,G</text:p>
          </table:table-cell>
        </table:table-row>
        <table:table-row table:style-name="ro1">
          <table:table-cell office:value-type="string" calcext:value-type="string">
            <text:p>SW4</text:p>
          </table:table-cell>
          <table:table-cell office:value-type="string" calcext:value-type="string">
            <text:p>CFHTLS J142934+562541</text:p>
          </table:table-cell>
          <table:table-cell office:value-type="float" office:value="217.3926" calcext:value-type="float">
            <text:p>217.3926</text:p>
          </table:table-cell>
          <table:table-cell office:value-type="float" office:value="56.4281" calcext:value-type="float">
            <text:p>56.4281</text:p>
          </table:table-cell>
          <table:table-cell office:value-type="float" office:value="0.5" calcext:value-type="float">
            <text:p>0.5</text:p>
          </table:table-cell>
          <table:table-cell office:value-type="float" office:value="19" calcext:value-type="float">
            <text:p>19</text:p>
          </table:table-cell>
          <table:table-cell office:value-type="float" office:value="5.9" calcext:value-type="float">
            <text:p>5.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SW0009cjs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,G</text:p>
          </table:table-cell>
        </table:table-row>
        <table:table-row table:style-name="ro1">
          <table:table-cell office:value-type="string" calcext:value-type="string">
            <text:p>SW5</text:p>
          </table:table-cell>
          <table:table-cell office:value-type="string" calcext:value-type="string">
            <text:p>CFHTLS J143454+522850</text:p>
          </table:table-cell>
          <table:table-cell office:value-type="float" office:value="218.727" calcext:value-type="float">
            <text:p>218.727</text:p>
          </table:table-cell>
          <table:table-cell office:value-type="float" office:value="52.4808" calcext:value-type="float">
            <text:p>52.4808</text:p>
          </table:table-cell>
          <table:table-cell office:value-type="float" office:value="0.6" calcext:value-type="float">
            <text:p>0.6</text:p>
          </table:table-cell>
          <table:table-cell office:value-type="float" office:value="19.4" calcext:value-type="float">
            <text:p>19.4</text:p>
          </table:table-cell>
          <table:table-cell office:value-type="float" office:value="4.4" calcext:value-type="float">
            <text:p>4.4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SW0007k4r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Q,G/R</text:p>
          </table:table-cell>
        </table:table-row>
        <table:table-row table:style-name="ro1">
          <table:table-cell office:value-type="string" calcext:value-type="string">
            <text:p>SW6</text:p>
          </table:table-cell>
          <table:table-cell office:value-type="string" calcext:value-type="string">
            <text:p>CFHTLS J143627+563832</text:p>
          </table:table-cell>
          <table:table-cell office:value-type="float" office:value="219.1164" calcext:value-type="float">
            <text:p>219.1164</text:p>
          </table:table-cell>
          <table:table-cell office:value-type="float" office:value="56.6425" calcext:value-type="float">
            <text:p>56.6425</text:p>
          </table:table-cell>
          <table:table-cell office:value-type="float" office:value="0.5" calcext:value-type="float">
            <text:p>0.5</text:p>
          </table:table-cell>
          <table:table-cell office:value-type="float" office:value="19.4" calcext:value-type="float">
            <text:p>19.4</text:p>
          </table:table-cell>
          <table:table-cell office:value-type="float" office:value="1.5" calcext:value-type="float">
            <text:p>1.5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SW0008swn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,D</text:p>
          </table:table-cell>
        </table:table-row>
        <table:table-row table:style-name="ro1">
          <table:table-cell office:value-type="string" calcext:value-type="string">
            <text:p>SW7</text:p>
          </table:table-cell>
          <table:table-cell office:value-type="string" calcext:value-type="string">
            <text:p>CFHTLS J220256+023432</text:p>
          </table:table-cell>
          <table:table-cell office:value-type="float" office:value="330.7369" calcext:value-type="float">
            <text:p>330.7369</text:p>
          </table:table-cell>
          <table:table-cell office:value-type="float" office:value="2.5758" calcext:value-type="float">
            <text:p>2.57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ASW0007e0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,G/C</text:p>
          </table:table-cell>
        </table:table-row>
        <table:table-row table:style-name="ro1">
          <table:table-cell office:value-type="string" calcext:value-type="string">
            <text:p>SW8</text:p>
          </table:table-cell>
          <table:table-cell office:value-type="string" calcext:value-type="string">
            <text:p>CFHTLS J020832-043315</text:p>
          </table:table-cell>
          <table:table-cell office:value-type="float" office:value="32.134" calcext:value-type="float">
            <text:p>32.134</text:p>
          </table:table-cell>
          <table:table-cell office:value-type="float" office:value="-4.5543" calcext:value-type="float">
            <text:p>-4.554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.6" calcext:value-type="float">
            <text:p>1.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2a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9</text:p>
          </table:table-cell>
          <table:table-cell office:value-type="string" calcext:value-type="string">
            <text:p>CFHTLS J020848-042427</text:p>
          </table:table-cell>
          <table:table-cell office:value-type="float" office:value="32.2011" calcext:value-type="float">
            <text:p>32.2011</text:p>
          </table:table-cell>
          <table:table-cell office:value-type="float" office:value="-4.4075" calcext:value-type="float">
            <text:p>-4.4075</text:p>
          </table:table-cell>
          <table:table-cell office:value-type="float" office:value="0.8" calcext:value-type="float">
            <text:p>0.8</text:p>
          </table:table-cell>
          <table:table-cell office:value-type="float" office:value="20.5" calcext:value-type="float">
            <text:p>20.5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2bmc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,D</text:p>
          </table:table-cell>
        </table:table-row>
        <table:table-row table:style-name="ro1">
          <table:table-cell office:value-type="string" calcext:value-type="string">
            <text:p>SW10</text:p>
          </table:table-cell>
          <table:table-cell office:value-type="string" calcext:value-type="string">
            <text:p>CFHTLS J020849-050429</text:p>
          </table:table-cell>
          <table:table-cell office:value-type="float" office:value="32.2078" calcext:value-type="float">
            <text:p>32.2078</text:p>
          </table:table-cell>
          <table:table-cell office:value-type="float" office:value="-5.0749" calcext:value-type="float">
            <text:p>-5.0749</text:p>
          </table:table-cell>
          <table:table-cell office:value-type="float" office:value="0.8" calcext:value-type="float">
            <text:p>0.8</text:p>
          </table:table-cell>
          <table:table-cell office:value-type="float" office:value="20.6" calcext:value-type="float">
            <text:p>20.6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2qt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11</text:p>
          </table:table-cell>
          <table:table-cell office:value-type="string" calcext:value-type="string">
            <text:p>CFHTLS J022406-062846</text:p>
          </table:table-cell>
          <table:table-cell office:value-type="float" office:value="36.0256" calcext:value-type="float">
            <text:p>36.0256</text:p>
          </table:table-cell>
          <table:table-cell office:value-type="float" office:value="-6.4796" calcext:value-type="float">
            <text:p>-6.4796</text:p>
          </table:table-cell>
          <table:table-cell office:value-type="float" office:value="0.4" calcext:value-type="float">
            <text:p>0.4</text:p>
          </table:table-cell>
          <table:table-cell office:value-type="float" office:value="19.6" calcext:value-type="float">
            <text:p>19.6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3wsu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,E</text:p>
          </table:table-cell>
        </table:table-row>
        <table:table-row table:style-name="ro1">
          <table:table-cell office:value-type="string" calcext:value-type="string">
            <text:p>SW12</text:p>
          </table:table-cell>
          <table:table-cell office:value-type="string" calcext:value-type="string">
            <text:p>CFHTLS J022805-051733</text:p>
          </table:table-cell>
          <table:table-cell office:value-type="float" office:value="37.0236" calcext:value-type="float">
            <text:p>37.0236</text:p>
          </table:table-cell>
          <table:table-cell office:value-type="float" office:value="-5.2927" calcext:value-type="float">
            <text:p>-5.2927</text:p>
          </table:table-cell>
          <table:table-cell office:value-type="float" office:value="0.4" calcext:value-type="float">
            <text:p>0.4</text:p>
          </table:table-cell>
          <table:table-cell office:value-type="float" office:value="18.8" calcext:value-type="float">
            <text:p>18.8</text:p>
          </table:table-cell>
          <table:table-cell office:value-type="float" office:value="1.4" calcext:value-type="float">
            <text:p>1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9a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,E</text:p>
          </table:table-cell>
        </table:table-row>
        <table:table-row table:style-name="ro1">
          <table:table-cell office:value-type="string" calcext:value-type="string">
            <text:p>SW13</text:p>
          </table:table-cell>
          <table:table-cell office:value-type="string" calcext:value-type="string">
            <text:p>CFHTLS J023123-082535</text:p>
          </table:table-cell>
          <table:table-cell office:value-type="float" office:value="37.8468" calcext:value-type="float">
            <text:p>37.8468</text:p>
          </table:table-cell>
          <table:table-cell office:value-type="float" office:value="-8.4266" calcext:value-type="float">
            <text:p>-8.4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4xjk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14</text:p>
          </table:table-cell>
          <table:table-cell office:value-type="string" calcext:value-type="string">
            <text:p>CFHTLS J084841-045237</text:p>
          </table:table-cell>
          <table:table-cell office:value-type="float" office:value="132.1708" calcext:value-type="float">
            <text:p>132.1708</text:p>
          </table:table-cell>
          <table:table-cell office:value-type="float" office:value="-4.8772" calcext:value-type="float">
            <text:p>-4.8772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4n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,E</text:p>
          </table:table-cell>
        </table:table-row>
        <table:table-row table:style-name="ro1">
          <table:table-cell office:value-type="string" calcext:value-type="string">
            <text:p>SW15</text:p>
          </table:table-cell>
          <table:table-cell office:value-type="string" calcext:value-type="string">
            <text:p>CFHTLS J140030+574437</text:p>
          </table:table-cell>
          <table:table-cell office:value-type="float" office:value="210.126" calcext:value-type="float">
            <text:p>210.126</text:p>
          </table:table-cell>
          <table:table-cell office:value-type="float" office:value="57.7437" calcext:value-type="float">
            <text:p>57.7437</text:p>
          </table:table-cell>
          <table:table-cell office:value-type="float" office:value="0.4" calcext:value-type="float">
            <text:p>0.4</text:p>
          </table:table-cell>
          <table:table-cell office:value-type="float" office:value="18.2" calcext:value-type="float">
            <text:p>18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9bp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,E</text:p>
          </table:table-cell>
        </table:table-row>
        <table:table-row table:style-name="ro1">
          <table:table-cell office:value-type="string" calcext:value-type="string">
            <text:p>SW16</text:p>
          </table:table-cell>
          <table:table-cell office:value-type="string" calcext:value-type="string">
            <text:p>CFHTLS J140622+520942</text:p>
          </table:table-cell>
          <table:table-cell office:value-type="float" office:value="211.5958" calcext:value-type="float">
            <text:p>211.5958</text:p>
          </table:table-cell>
          <table:table-cell office:value-type="float" office:value="52.1617" calcext:value-type="float">
            <text:p>52.1617</text:p>
          </table:table-cell>
          <table:table-cell office:value-type="float" office:value="0.7" calcext:value-type="float">
            <text:p>0.7</text:p>
          </table:table-cell>
          <table:table-cell office:value-type="float" office:value="20.3" calcext:value-type="float">
            <text:p>20.3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5rnb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17</text:p>
          </table:table-cell>
          <table:table-cell office:value-type="string" calcext:value-type="string">
            <text:p>CFHTLS J143658+533807</text:p>
          </table:table-cell>
          <table:table-cell office:value-type="float" office:value="219.2425" calcext:value-type="float">
            <text:p>219.2425</text:p>
          </table:table-cell>
          <table:table-cell office:value-type="float" office:value="53.6355" calcext:value-type="float">
            <text:p>53.6355</text:p>
          </table:table-cell>
          <table:table-cell office:value-type="float" office:value="0.7" calcext:value-type="float">
            <text:p>0.7</text:p>
          </table:table-cell>
          <table:table-cell office:value-type="float" office:value="19.6" calcext:value-type="float">
            <text:p>19.6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ASW0007hu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,D</text:p>
          </table:table-cell>
        </table:table-row>
        <table:table-row table:style-name="ro1">
          <table:table-cell office:value-type="string" calcext:value-type="string">
            <text:p>SW18</text:p>
          </table:table-cell>
          <table:table-cell office:value-type="string" calcext:value-type="string">
            <text:p>CFHTLS J020642-095157</text:p>
          </table:table-cell>
          <table:table-cell office:value-type="float" office:value="31.675" calcext:value-type="float">
            <text:p>31.675</text:p>
          </table:table-cell>
          <table:table-cell office:value-type="float" office:value="-9.8658" calcext:value-type="float">
            <text:p>-9.8658</text:p>
          </table:table-cell>
          <table:table-cell office:value-type="float" office:value="0.2" calcext:value-type="float">
            <text:p>0.2</text:p>
          </table:table-cell>
          <table:table-cell office:value-type="float" office:value="20.8" calcext:value-type="float">
            <text:p>20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1ld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19</text:p>
          </table:table-cell>
          <table:table-cell office:value-type="string" calcext:value-type="string">
            <text:p>CFHTLS J021221-105251</text:p>
          </table:table-cell>
          <table:table-cell office:value-type="float" office:value="33.0881" calcext:value-type="float">
            <text:p>33.0881</text:p>
          </table:table-cell>
          <table:table-cell office:value-type="float" office:value="-10.8811" calcext:value-type="float">
            <text:p>-10.8811</text:p>
          </table:table-cell>
          <table:table-cell office:value-type="float" office:value="0.3" calcext:value-type="float">
            <text:p>0.3</text:p>
          </table:table-cell>
          <table:table-cell office:value-type="float" office:value="17.9" calcext:value-type="float">
            <text:p>17.9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2dx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,E/S</text:p>
          </table:table-cell>
        </table:table-row>
        <table:table-row table:style-name="ro1">
          <table:table-cell office:value-type="string" calcext:value-type="string">
            <text:p>SW20</text:p>
          </table:table-cell>
          <table:table-cell office:value-type="string" calcext:value-type="string">
            <text:p>CFHTLS J022533-053204</text:p>
          </table:table-cell>
          <table:table-cell office:value-type="float" office:value="36.3888" calcext:value-type="float">
            <text:p>36.3888</text:p>
          </table:table-cell>
          <table:table-cell office:value-type="float" office:value="-5.5346" calcext:value-type="float">
            <text:p>-5.5346</text:p>
          </table:table-cell>
          <table:table-cell office:value-type="float" office:value="0.5" calcext:value-type="float">
            <text:p>0.5</text:p>
          </table:table-cell>
          <table:table-cell office:value-type="float" office:value="19.4" calcext:value-type="float">
            <text:p>19.4</text:p>
          </table:table-cell>
          <table:table-cell office:value-type="float" office:value="3.6" calcext:value-type="float">
            <text:p>3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4m3x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,R/G</text:p>
          </table:table-cell>
        </table:table-row>
        <table:table-row table:style-name="ro1">
          <table:table-cell office:value-type="string" calcext:value-type="string">
            <text:p>SW21</text:p>
          </table:table-cell>
          <table:table-cell office:value-type="string" calcext:value-type="string">
            <text:p>CFHTLS J022716-105602</text:p>
          </table:table-cell>
          <table:table-cell office:value-type="float" office:value="36.8186" calcext:value-type="float">
            <text:p>36.8186</text:p>
          </table:table-cell>
          <table:table-cell office:value-type="float" office:value="-10.9341" calcext:value-type="float">
            <text:p>-10.9341</text:p>
          </table:table-cell>
          <table:table-cell office:value-type="float" office:value="0.4" calcext:value-type="float">
            <text:p>0.4</text:p>
          </table:table-cell>
          <table:table-cell office:value-type="float" office:value="17.2" calcext:value-type="float">
            <text:p>17.2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9ab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,E/G</text:p>
          </table:table-cell>
        </table:table-row>
        <table:table-row table:style-name="ro1">
          <table:table-cell office:value-type="string" calcext:value-type="string">
            <text:p>SW22</text:p>
          </table:table-cell>
          <table:table-cell office:value-type="string" calcext:value-type="string">
            <text:p>CFHTLS J023008-054038</text:p>
          </table:table-cell>
          <table:table-cell office:value-type="float" office:value="37.5359" calcext:value-type="float">
            <text:p>37.5359</text:p>
          </table:table-cell>
          <table:table-cell office:value-type="float" office:value="-5.6774" calcext:value-type="float">
            <text:p>-5.6774</text:p>
          </table:table-cell>
          <table:table-cell office:value-type="float" office:value="0.6" calcext:value-type="float">
            <text:p>0.6</text:p>
          </table:table-cell>
          <table:table-cell office:value-type="float" office:value="19.7" calcext:value-type="float">
            <text:p>19.7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3r6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,E</text:p>
          </table:table-cell>
        </table:table-row>
        <table:table-row table:style-name="ro1">
          <table:table-cell office:value-type="string" calcext:value-type="string">
            <text:p>SW23</text:p>
          </table:table-cell>
          <table:table-cell office:value-type="string" calcext:value-type="string">
            <text:p>CFHTLS J023315-042243</text:p>
          </table:table-cell>
          <table:table-cell office:value-type="float" office:value="38.3133" calcext:value-type="float">
            <text:p>38.3133</text:p>
          </table:table-cell>
          <table:table-cell office:value-type="float" office:value="-4.3789" calcext:value-type="float">
            <text:p>-4.3789</text:p>
          </table:table-cell>
          <table:table-cell office:value-type="float" office:value="0.7" calcext:value-type="float">
            <text:p>0.7</text:p>
          </table:table-cell>
          <table:table-cell office:value-type="float" office:value="19.7" calcext:value-type="float">
            <text:p>19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50sk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24</text:p>
          </table:table-cell>
          <table:table-cell office:value-type="string" calcext:value-type="string">
            <text:p>CFHTLS J090308-043252</text:p>
          </table:table-cell>
          <table:table-cell office:value-type="float" office:value="135.7844" calcext:value-type="float">
            <text:p>135.7844</text:p>
          </table:table-cell>
          <table:table-cell office:value-type="float" office:value="-4.5479" calcext:value-type="float">
            <text:p>-4.5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07mq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,E</text:p>
          </table:table-cell>
        </table:table-row>
        <table:table-row table:style-name="ro1">
          <table:table-cell office:value-type="string" calcext:value-type="string">
            <text:p>SW25</text:p>
          </table:table-cell>
          <table:table-cell office:value-type="string" calcext:value-type="string">
            <text:p>CFHTLS J135755+571722</text:p>
          </table:table-cell>
          <table:table-cell office:value-type="float" office:value="209.4827" calcext:value-type="float">
            <text:p>209.4827</text:p>
          </table:table-cell>
          <table:table-cell office:value-type="float" office:value="57.2897" calcext:value-type="float">
            <text:p>57.2897</text:p>
          </table:table-cell>
          <table:table-cell office:value-type="float" office:value="0.8" calcext:value-type="float">
            <text:p>0.8</text:p>
          </table:table-cell>
          <table:table-cell office:value-type="float" office:value="20.2" calcext:value-type="float">
            <text:p>20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5ma2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,D</text:p>
          </table:table-cell>
        </table:table-row>
        <table:table-row table:style-name="ro1">
          <table:table-cell office:value-type="string" calcext:value-type="string">
            <text:p>SW26</text:p>
          </table:table-cell>
          <table:table-cell office:value-type="string" calcext:value-type="string">
            <text:p>CFHTLS J141432+534004</text:p>
          </table:table-cell>
          <table:table-cell office:value-type="float" office:value="213.6372" calcext:value-type="float">
            <text:p>213.6372</text:p>
          </table:table-cell>
          <table:table-cell office:value-type="float" office:value="53.6679" calcext:value-type="float">
            <text:p>53.6679</text:p>
          </table:table-cell>
          <table:table-cell office:value-type="float" office:value="0.7" calcext:value-type="float">
            <text:p>0.7</text:p>
          </table:table-cell>
          <table:table-cell office:value-type="float" office:value="21.4" calcext:value-type="float">
            <text:p>21.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6jh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27</text:p>
          </table:table-cell>
          <table:table-cell office:value-type="string" calcext:value-type="string">
            <text:p>CFHTLS J143055+572431</text:p>
          </table:table-cell>
          <table:table-cell office:value-type="float" office:value="217.7333" calcext:value-type="float">
            <text:p>217.7333</text:p>
          </table:table-cell>
          <table:table-cell office:value-type="float" office:value="57.4088" calcext:value-type="float">
            <text:p>57.4088</text:p>
          </table:table-cell>
          <table:table-cell office:value-type="float" office:value="0.7" calcext:value-type="float">
            <text:p>0.7</text:p>
          </table:table-cell>
          <table:table-cell office:value-type="float" office:value="19.3" calcext:value-type="float">
            <text:p>19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7wfj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28</text:p>
          </table:table-cell>
          <table:table-cell office:value-type="string" calcext:value-type="string">
            <text:p>CFHTLS J143838+572647</text:p>
          </table:table-cell>
          <table:table-cell office:value-type="float" office:value="219.6589" calcext:value-type="float">
            <text:p>219.6589</text:p>
          </table:table-cell>
          <table:table-cell office:value-type="float" office:value="57.4464" calcext:value-type="float">
            <text:p>57.4464</text:p>
          </table:table-cell>
          <table:table-cell office:value-type="float" office:value="0.8" calcext:value-type="float">
            <text:p>0.8</text:p>
          </table:table-cell>
          <table:table-cell office:value-type="float" office:value="20.2" calcext:value-type="float">
            <text:p>20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W0008qsm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29</text:p>
          </table:table-cell>
          <table:table-cell office:value-type="string" calcext:value-type="string">
            <text:p>CFHTLS J021057-084450</text:p>
          </table:table-cell>
          <table:table-cell office:value-type="float" office:value="32.7414" calcext:value-type="float">
            <text:p>32.7414</text:p>
          </table:table-cell>
          <table:table-cell office:value-type="float" office:value="-8.7474" calcext:value-type="float">
            <text:p>-8.74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2p8y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,G</text:p>
          </table:table-cell>
        </table:table-row>
        <table:table-row table:style-name="ro1">
          <table:table-cell office:value-type="string" calcext:value-type="string">
            <text:p>SW30</text:p>
          </table:table-cell>
          <table:table-cell office:value-type="string" calcext:value-type="string">
            <text:p>CFHTLS J021514-092440</text:p>
          </table:table-cell>
          <table:table-cell office:value-type="float" office:value="33.8109" calcext:value-type="float">
            <text:p>33.8109</text:p>
          </table:table-cell>
          <table:table-cell office:value-type="float" office:value="-9.4111" calcext:value-type="float">
            <text:p>-9.4111</text:p>
          </table:table-cell>
          <table:table-cell office:value-type="float" office:value="0.7" calcext:value-type="float">
            <text:p>0.7</text:p>
          </table:table-cell>
          <table:table-cell office:value-type="float" office:value="19.9" calcext:value-type="float">
            <text:p>19.9</text:p>
          </table:table-cell>
          <table:table-cell office:value-type="float" office:value="2.6" calcext:value-type="float">
            <text:p>2.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21r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,R/G</text:p>
          </table:table-cell>
        </table:table-row>
        <table:table-row table:style-name="ro1">
          <table:table-cell office:value-type="string" calcext:value-type="string">
            <text:p>SW31</text:p>
          </table:table-cell>
          <table:table-cell office:value-type="string" calcext:value-type="string">
            <text:p>CFHTLS J022359-083651</text:p>
          </table:table-cell>
          <table:table-cell office:value-type="float" office:value="35.9995" calcext:value-type="float">
            <text:p>35.9995</text:p>
          </table:table-cell>
          <table:table-cell office:value-type="float" office:value="-8.6143" calcext:value-type="float">
            <text:p>-8.6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4iye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,E</text:p>
          </table:table-cell>
        </table:table-row>
        <table:table-row table:style-name="ro1">
          <table:table-cell office:value-type="string" calcext:value-type="string">
            <text:p>SW32</text:p>
          </table:table-cell>
          <table:table-cell office:value-type="string" calcext:value-type="string">
            <text:p>CFHTLS J022745-062518</text:p>
          </table:table-cell>
          <table:table-cell office:value-type="float" office:value="36.9387" calcext:value-type="float">
            <text:p>36.9387</text:p>
          </table:table-cell>
          <table:table-cell office:value-type="float" office:value="-6.4218" calcext:value-type="float">
            <text:p>-6.4218</text:p>
          </table:table-cell>
          <table:table-cell office:value-type="float" office:value="0.6" calcext:value-type="float">
            <text:p>0.6</text:p>
          </table:table-cell>
          <table:table-cell office:value-type="float" office:value="20.5" calcext:value-type="float">
            <text:p>20.5</text:p>
          </table:table-cell>
          <table:table-cell office:value-type="float" office:value="1.2" calcext:value-type="float">
            <text:p>1.2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3s0m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33</text:p>
          </table:table-cell>
          <table:table-cell office:value-type="string" calcext:value-type="string">
            <text:p>CFHTLS J023453-093032</text:p>
          </table:table-cell>
          <table:table-cell office:value-type="float" office:value="38.7232" calcext:value-type="float">
            <text:p>38.7232</text:p>
          </table:table-cell>
          <table:table-cell office:value-type="float" office:value="-9.5089" calcext:value-type="float">
            <text:p>-9.5089</text:p>
          </table:table-cell>
          <table:table-cell office:value-type="float" office:value="0.5" calcext:value-type="float">
            <text:p>0.5</text:p>
          </table:table-cell>
          <table:table-cell office:value-type="float" office:value="19.8" calcext:value-type="float">
            <text:p>19.8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51l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,D</text:p>
          </table:table-cell>
        </table:table-row>
        <table:table-row table:style-name="ro1">
          <table:table-cell office:value-type="string" calcext:value-type="string">
            <text:p>SW34</text:p>
          </table:table-cell>
          <table:table-cell office:value-type="string" calcext:value-type="string">
            <text:p>CFHTLS J084833-044051</text:p>
          </table:table-cell>
          <table:table-cell office:value-type="float" office:value="132.1385" calcext:value-type="float">
            <text:p>132.1385</text:p>
          </table:table-cell>
          <table:table-cell office:value-type="float" office:value="-4.6809" calcext:value-type="float">
            <text:p>-4.6809</text:p>
          </table:table-cell>
          <table:table-cell office:value-type="float" office:value="0.8" calcext:value-type="float">
            <text:p>0.8</text:p>
          </table:table-cell>
          <table:table-cell office:value-type="float" office:value="20.2" calcext:value-type="float">
            <text:p>20.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4wg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35</text:p>
          </table:table-cell>
          <table:table-cell office:value-type="string" calcext:value-type="string">
            <text:p>CFHTLS J090248-010232</text:p>
          </table:table-cell>
          <table:table-cell office:value-type="float" office:value="135.702" calcext:value-type="float">
            <text:p>135.702</text:p>
          </table:table-cell>
          <table:table-cell office:value-type="float" office:value="-1.0424" calcext:value-type="float">
            <text:p>-1.0424</text:p>
          </table:table-cell>
          <table:table-cell office:value-type="float" office:value="0.4" calcext:value-type="float">
            <text:p>0.4</text:p>
          </table:table-cell>
          <table:table-cell office:value-type="float" office:value="19.1" calcext:value-type="float">
            <text:p>19.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096t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,E</text:p>
          </table:table-cell>
        </table:table-row>
        <table:table-row table:style-name="ro1">
          <table:table-cell office:value-type="string" calcext:value-type="string">
            <text:p>SW36</text:p>
          </table:table-cell>
          <table:table-cell office:value-type="string" calcext:value-type="string">
            <text:p>CFHTLS J143100+564603</text:p>
          </table:table-cell>
          <table:table-cell office:value-type="float" office:value="217.7511" calcext:value-type="float">
            <text:p>217.7511</text:p>
          </table:table-cell>
          <table:table-cell office:value-type="float" office:value="56.7675" calcext:value-type="float">
            <text:p>56.7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86xq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,E</text:p>
          </table:table-cell>
        </table:table-row>
        <table:table-row table:style-name="ro1">
          <table:table-cell office:value-type="string" calcext:value-type="string">
            <text:p>SW37</text:p>
          </table:table-cell>
          <table:table-cell office:value-type="string" calcext:value-type="string">
            <text:p>CFHTLS J143353+542310</text:p>
          </table:table-cell>
          <table:table-cell office:value-type="float" office:value="218.4736" calcext:value-type="float">
            <text:p>218.4736</text:p>
          </table:table-cell>
          <table:table-cell office:value-type="float" office:value="54.3862" calcext:value-type="float">
            <text:p>54.3862</text:p>
          </table:table-cell>
          <table:table-cell office:value-type="float" office:value="0.8" calcext:value-type="float">
            <text:p>0.8</text:p>
          </table:table-cell>
          <table:table-cell office:value-type="float" office:value="19.8" calcext:value-type="float">
            <text:p>19.8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9cox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,R/G</text:p>
          </table:table-cell>
        </table:table-row>
        <table:table-row table:style-name="ro2">
          <table:table-cell office:value-type="string" calcext:value-type="string">
            <text:p>SW38</text:p>
          </table:table-cell>
          <table:table-cell office:value-type="string" calcext:value-type="string">
            <text:p>CFHTLS J220215+012124</text:p>
          </table:table-cell>
          <table:table-cell office:value-type="float" office:value="330.5635" calcext:value-type="float">
            <text:p>330.5635</text:p>
          </table:table-cell>
          <table:table-cell office:value-type="float" office:value="1.3567" calcext:value-type="float">
            <text:p>1.3567</text:p>
          </table:table-cell>
          <table:table-cell office:value-type="float" office:value="0.3" calcext:value-type="float">
            <text:p>0.3</text:p>
          </table:table-cell>
          <table:table-cell office:value-type="float" office:value="17.4" calcext:value-type="float">
            <text:p>17.4</text:p>
          </table:table-cell>
          <table:table-cell office:value-type="float" office:value="4.6" calcext:value-type="float">
            <text:p>4.6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5qiz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,G</text:p>
          </table:table-cell>
        </table:table-row>
        <table:table-row table:style-name="ro1">
          <table:table-cell office:value-type="string" calcext:value-type="string">
            <text:p>SW39</text:p>
          </table:table-cell>
          <table:table-cell office:value-type="string" calcext:value-type="string">
            <text:p>CFHTLS J221306+014708</text:p>
          </table:table-cell>
          <table:table-cell office:value-type="float" office:value="333.2758" calcext:value-type="float">
            <text:p>333.2758</text:p>
          </table:table-cell>
          <table:table-cell office:value-type="float" office:value="1.7856" calcext:value-type="float">
            <text:p>1.7856</text:p>
          </table:table-cell>
          <table:table-cell office:value-type="float" office:value="0" calcext:value-type="float">
            <text:p>0</text:p>
          </table:table-cell>
          <table:table-cell office:value-type="float" office:value="17.1" calcext:value-type="float">
            <text:p>17.1</text:p>
          </table:table-cell>
          <table:table-cell office:value-type="float" office:value="1.4" calcext:value-type="float">
            <text:p>1.4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8wmr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,S</text:p>
          </table:table-cell>
        </table:table-row>
        <table:table-row table:style-name="ro1">
          <table:table-cell office:value-type="string" calcext:value-type="string">
            <text:p>SW40</text:p>
          </table:table-cell>
          <table:table-cell office:value-type="string" calcext:value-type="string">
            <text:p>CFHTLS J221519+005758</text:p>
          </table:table-cell>
          <table:table-cell office:value-type="float" office:value="333.8321" calcext:value-type="float">
            <text:p>333.8321</text:p>
          </table:table-cell>
          <table:table-cell office:value-type="float" office:value="0.9661" calcext:value-type="float">
            <text:p>0.9661</text:p>
          </table:table-cell>
          <table:table-cell office:value-type="float" office:value="0.4" calcext:value-type="float">
            <text:p>0.4</text:p>
          </table:table-cell>
          <table:table-cell office:value-type="float" office:value="20.2" calcext:value-type="float">
            <text:p>20.2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8xbu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,D</text:p>
          </table:table-cell>
        </table:table-row>
        <table:table-row table:style-name="ro1">
          <table:table-cell office:value-type="string" calcext:value-type="string">
            <text:p>SW41</text:p>
          </table:table-cell>
          <table:table-cell office:value-type="string" calcext:value-type="string">
            <text:p>CFHTLS J221716+015826</text:p>
          </table:table-cell>
          <table:table-cell office:value-type="float" office:value="334.3189" calcext:value-type="float">
            <text:p>334.3189</text:p>
          </table:table-cell>
          <table:table-cell office:value-type="float" office:value="1.9739" calcext:value-type="float">
            <text:p>1.9739</text:p>
          </table:table-cell>
          <table:table-cell office:value-type="float" office:value="0.1" calcext:value-type="float">
            <text:p>0.1</text:p>
          </table:table-cell>
          <table:table-cell office:value-type="float" office:value="21.6" calcext:value-type="float">
            <text:p>21.6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ASW00096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/R,R</text:p>
          </table:table-cell>
        </table:table-row>
        <table:table-row table:style-name="ro1">
          <table:table-cell office:value-type="string" calcext:value-type="string">
            <text:p>SW42</text:p>
          </table:table-cell>
          <table:table-cell office:value-type="string" calcext:value-type="string">
            <text:p>CFHTLS J020810-040220</text:p>
          </table:table-cell>
          <table:table-cell office:value-type="float" office:value="32.045" calcext:value-type="float">
            <text:p>32.045</text:p>
          </table:table-cell>
          <table:table-cell office:value-type="float" office:value="-4.0389" calcext:value-type="float">
            <text:p>-4.0389</text:p>
          </table:table-cell>
          <table:table-cell office:value-type="float" office:value="1" calcext:value-type="float">
            <text:p>1</text:p>
          </table:table-cell>
          <table:table-cell office:value-type="float" office:value="20.8" calcext:value-type="float">
            <text:p>20.8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1c3j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,R</text:p>
          </table:table-cell>
        </table:table-row>
        <table:table-row table:style-name="ro1">
          <table:table-cell office:value-type="string" calcext:value-type="string">
            <text:p>SW43</text:p>
          </table:table-cell>
          <table:table-cell office:value-type="string" calcext:value-type="string">
            <text:p>CFHTLS J021021-093415</text:p>
          </table:table-cell>
          <table:table-cell office:value-type="float" office:value="32.5898" calcext:value-type="float">
            <text:p>32.5898</text:p>
          </table:table-cell>
          <table:table-cell office:value-type="float" office:value="-9.5711" calcext:value-type="float">
            <text:p>-9.5711</text:p>
          </table:table-cell>
          <table:table-cell office:value-type="float" office:value="0.4" calcext:value-type="float">
            <text:p>0.4</text:p>
          </table:table-cell>
          <table:table-cell office:value-type="float" office:value="18.4" calcext:value-type="float">
            <text:p>18.4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2k4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D,S</text:p>
          </table:table-cell>
        </table:table-row>
        <table:table-row table:style-name="ro1">
          <table:table-cell office:value-type="string" calcext:value-type="string">
            <text:p>SW44</text:p>
          </table:table-cell>
          <table:table-cell office:value-type="string" calcext:value-type="string">
            <text:p>CFHTLS J021225-085211</text:p>
          </table:table-cell>
          <table:table-cell office:value-type="float" office:value="33.1051" calcext:value-type="float">
            <text:p>33.1051</text:p>
          </table:table-cell>
          <table:table-cell office:value-type="float" office:value="-8.8697" calcext:value-type="float">
            <text:p>-8.8697</text:p>
          </table:table-cell>
          <table:table-cell office:value-type="float" office:value="0.8" calcext:value-type="float">
            <text:p>0.8</text:p>
          </table:table-cell>
          <table:table-cell office:value-type="float" office:value="19.5" calcext:value-type="float">
            <text:p>19.5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24i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,R</text:p>
          </table:table-cell>
        </table:table-row>
        <table:table-row table:style-name="ro1">
          <table:table-cell office:value-type="string" calcext:value-type="string">
            <text:p>SW45</text:p>
          </table:table-cell>
          <table:table-cell office:value-type="string" calcext:value-type="string">
            <text:p>CFHTLS J021317-084819</text:p>
          </table:table-cell>
          <table:table-cell office:value-type="float" office:value="33.3234" calcext:value-type="float">
            <text:p>33.3234</text:p>
          </table:table-cell>
          <table:table-cell office:value-type="float" office:value="-8.8055" calcext:value-type="float">
            <text:p>-8.8055</text:p>
          </table:table-cell>
          <table:table-cell office:value-type="float" office:value="0.5" calcext:value-type="float">
            <text:p>0.5</text:p>
          </table:table-cell>
          <table:table-cell office:value-type="float" office:value="19.8" calcext:value-type="float">
            <text:p>19.8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string" calcext:value-type="string">
            <text:p>ASW00024q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,R/E</text:p>
          </table:table-cell>
        </table:table-row>
        <table:table-row table:style-name="ro1">
          <table:table-cell office:value-type="string" calcext:value-type="string">
            <text:p>SW46</text:p>
          </table:table-cell>
          <table:table-cell office:value-type="string" calcext:value-type="string">
            <text:p>CFHTLS J022843-063316</text:p>
          </table:table-cell>
          <table:table-cell office:value-type="float" office:value="37.1794" calcext:value-type="float">
            <text:p>37.1794</text:p>
          </table:table-cell>
          <table:table-cell office:value-type="float" office:value="-6.5547" calcext:value-type="float">
            <text:p>-6.5547</text:p>
          </table:table-cell>
          <table:table-cell office:value-type="float" office:value="0.5" calcext:value-type="float">
            <text:p>0.5</text:p>
          </table:table-cell>
          <table:table-cell office:value-type="float" office:value="19.1" calcext:value-type="float">
            <text:p>19.1</text:p>
          </table:table-cell>
          <table:table-cell office:value-type="float" office:value="1.8" calcext:value-type="float">
            <text:p>1.8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3r6c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D/A,E</text:p>
          </table:table-cell>
        </table:table-row>
        <table:table-row table:style-name="ro1">
          <table:table-cell office:value-type="string" calcext:value-type="string">
            <text:p>SW47</text:p>
          </table:table-cell>
          <table:table-cell office:value-type="string" calcext:value-type="string">
            <text:p>CFHTLS J090219-053923</text:p>
          </table:table-cell>
          <table:table-cell office:value-type="float" office:value="135.5794" calcext:value-type="float">
            <text:p>135.5794</text:p>
          </table:table-cell>
          <table:table-cell office:value-type="float" office:value="-5.6566" calcext:value-type="float">
            <text:p>-5.65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0g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,R/E</text:p>
          </table:table-cell>
        </table:table-row>
        <table:table-row table:style-name="ro1">
          <table:table-cell office:value-type="string" calcext:value-type="string">
            <text:p>SW48</text:p>
          </table:table-cell>
          <table:table-cell office:value-type="string" calcext:value-type="string">
            <text:p>CFHTLS J090319-040146</text:p>
          </table:table-cell>
          <table:table-cell office:value-type="float" office:value="135.8311" calcext:value-type="float">
            <text:p>135.8311</text:p>
          </table:table-cell>
          <table:table-cell office:value-type="float" office:value="-4.0297" calcext:value-type="float">
            <text:p>-4.0297</text:p>
          </table:table-cell>
          <table:table-cell office:value-type="float" office:value="0" calcext:value-type="float">
            <text:p>0</text:p>
          </table:table-cell>
          <table:table-cell office:value-type="float" office:value="19.8" calcext:value-type="float">
            <text:p>19.8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07ls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,R/E</text:p>
          </table:table-cell>
        </table:table-row>
        <table:table-row table:style-name="ro1">
          <table:table-cell office:value-type="string" calcext:value-type="string">
            <text:p>SW49</text:p>
          </table:table-cell>
          <table:table-cell office:value-type="string" calcext:value-type="string">
            <text:p>CFHTLS J090333-005829</text:p>
          </table:table-cell>
          <table:table-cell office:value-type="float" office:value="135.8886" calcext:value-type="float">
            <text:p>135.8886</text:p>
          </table:table-cell>
          <table:table-cell office:value-type="float" office:value="-0.9749" calcext:value-type="float">
            <text:p>-0.9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08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/D,E/G</text:p>
          </table:table-cell>
        </table:table-row>
        <table:table-row table:style-name="ro1">
          <table:table-cell office:value-type="string" calcext:value-type="string">
            <text:p>SW50</text:p>
          </table:table-cell>
          <table:table-cell office:value-type="string" calcext:value-type="string">
            <text:p>CFHTLS J135724+561614</text:p>
          </table:table-cell>
          <table:table-cell office:value-type="float" office:value="209.3536" calcext:value-type="float">
            <text:p>209.3536</text:p>
          </table:table-cell>
          <table:table-cell office:value-type="float" office:value="56.2707" calcext:value-type="float">
            <text:p>56.27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6e0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D,E</text:p>
          </table:table-cell>
        </table:table-row>
        <table:table-row table:style-name="ro1">
          <table:table-cell office:value-type="string" calcext:value-type="string">
            <text:p>SW51</text:p>
          </table:table-cell>
          <table:table-cell office:value-type="string" calcext:value-type="string">
            <text:p>CFHTLS J140027+541028</text:p>
          </table:table-cell>
          <table:table-cell office:value-type="float" office:value="210.1164" calcext:value-type="float">
            <text:p>210.1164</text:p>
          </table:table-cell>
          <table:table-cell office:value-type="float" office:value="54.1746" calcext:value-type="float">
            <text:p>54.17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6a0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Q,R/E</text:p>
          </table:table-cell>
        </table:table-row>
        <table:table-row table:style-name="ro1">
          <table:table-cell office:value-type="string" calcext:value-type="string">
            <text:p>SW52</text:p>
          </table:table-cell>
          <table:table-cell office:value-type="string" calcext:value-type="string">
            <text:p>CFHTLS J141518+513915</text:p>
          </table:table-cell>
          <table:table-cell office:value-type="float" office:value="213.829" calcext:value-type="float">
            <text:p>213.829</text:p>
          </table:table-cell>
          <table:table-cell office:value-type="float" office:value="51.6542" calcext:value-type="float">
            <text:p>51.6542</text:p>
          </table:table-cell>
          <table:table-cell office:value-type="float" office:value="0.4" calcext:value-type="float">
            <text:p>0.4</text:p>
          </table:table-cell>
          <table:table-cell office:value-type="float" office:value="18.3" calcext:value-type="float">
            <text:p>18.3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70vl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D,E</text:p>
          </table:table-cell>
        </table:table-row>
        <table:table-row table:style-name="ro1">
          <table:table-cell office:value-type="string" calcext:value-type="string">
            <text:p>SW53</text:p>
          </table:table-cell>
          <table:table-cell office:value-type="string" calcext:value-type="string">
            <text:p>CFHTLS J142620+561356</text:p>
          </table:table-cell>
          <table:table-cell office:value-type="float" office:value="216.587" calcext:value-type="float">
            <text:p>216.587</text:p>
          </table:table-cell>
          <table:table-cell office:value-type="float" office:value="56.2323" calcext:value-type="float">
            <text:p>56.2323</text:p>
          </table:table-cell>
          <table:table-cell office:value-type="float" office:value="0.5" calcext:value-type="float">
            <text:p>0.5</text:p>
          </table:table-cell>
          <table:table-cell office:value-type="float" office:value="19.5" calcext:value-type="float">
            <text:p>19.5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string" calcext:value-type="string">
            <text:p>ASW0007sez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/R,S</text:p>
          </table:table-cell>
        </table:table-row>
        <table:table-row table:style-name="ro1">
          <table:table-cell office:value-type="string" calcext:value-type="string">
            <text:p>SW54</text:p>
          </table:table-cell>
          <table:table-cell office:value-type="string" calcext:value-type="string">
            <text:p>CFHTLS J142652+560002</text:p>
          </table:table-cell>
          <table:table-cell office:value-type="float" office:value="216.7201" calcext:value-type="float">
            <text:p>216.7201</text:p>
          </table:table-cell>
          <table:table-cell office:value-type="float" office:value="56.0006" calcext:value-type="float">
            <text:p>56.0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7t5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,R</text:p>
          </table:table-cell>
        </table:table-row>
        <table:table-row table:style-name="ro1">
          <table:table-cell office:value-type="string" calcext:value-type="string">
            <text:p>SW55</text:p>
          </table:table-cell>
          <table:table-cell office:value-type="string" calcext:value-type="string">
            <text:p>CFHTLS J142843+543713</text:p>
          </table:table-cell>
          <table:table-cell office:value-type="float" office:value="217.1815" calcext:value-type="float">
            <text:p>217.1815</text:p>
          </table:table-cell>
          <table:table-cell office:value-type="float" office:value="54.6204" calcext:value-type="float">
            <text:p>54.6204</text:p>
          </table:table-cell>
          <table:table-cell office:value-type="float" office:value="0.4" calcext:value-type="float">
            <text:p>0.4</text:p>
          </table:table-cell>
          <table:table-cell office:value-type="float" office:value="19.7" calcext:value-type="float">
            <text:p>19.7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string" calcext:value-type="string">
            <text:p>ASW0007pga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,D</text:p>
          </table:table-cell>
        </table:table-row>
        <table:table-row table:style-name="ro1">
          <table:table-cell office:value-type="string" calcext:value-type="string">
            <text:p>SW56</text:p>
          </table:table-cell>
          <table:table-cell office:value-type="string" calcext:value-type="string">
            <text:p>CFHTLS J143631+571131</text:p>
          </table:table-cell>
          <table:table-cell office:value-type="float" office:value="219.1315" calcext:value-type="float">
            <text:p>219.1315</text:p>
          </table:table-cell>
          <table:table-cell office:value-type="float" office:value="57.1922" calcext:value-type="float">
            <text:p>57.1922</text:p>
          </table:table-cell>
          <table:table-cell office:value-type="float" office:value="0.7" calcext:value-type="float">
            <text:p>0.7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1.3" calcext:value-type="float">
            <text:p>1.3</text:p>
          </table:table-cell>
          <table:table-cell office:value-type="string" calcext:value-type="string">
            <text:p>ASW0008pag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D/A,R</text:p>
          </table:table-cell>
        </table:table-row>
        <table:table-row table:style-name="ro1">
          <table:table-cell office:value-type="string" calcext:value-type="string">
            <text:p>SW57</text:p>
          </table:table-cell>
          <table:table-cell office:value-type="string" calcext:value-type="string">
            <text:p>CFHTLS J143651+530705</text:p>
          </table:table-cell>
          <table:table-cell office:value-type="float" office:value="219.215" calcext:value-type="float">
            <text:p>219.215</text:p>
          </table:table-cell>
          <table:table-cell office:value-type="float" office:value="53.1183" calcext:value-type="float">
            <text:p>53.1183</text:p>
          </table:table-cell>
          <table:table-cell office:value-type="float" office:value="0.6" calcext:value-type="float">
            <text:p>0.6</text:p>
          </table:table-cell>
          <table:table-cell office:value-type="float" office:value="19.2" calcext:value-type="float">
            <text:p>19.2</text:p>
          </table:table-cell>
          <table:table-cell office:value-type="float" office:value="3.1" calcext:value-type="float">
            <text:p>3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7h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,E/G</text:p>
          </table:table-cell>
        </table:table-row>
        <table:table-row table:style-name="ro1">
          <table:table-cell office:value-type="string" calcext:value-type="string">
            <text:p>SW58</text:p>
          </table:table-cell>
          <table:table-cell office:value-type="string" calcext:value-type="string">
            <text:p>CFHTLS J143950+544606</text:p>
          </table:table-cell>
          <table:table-cell office:value-type="float" office:value="219.9609" calcext:value-type="float">
            <text:p>219.9609</text:p>
          </table:table-cell>
          <table:table-cell office:value-type="float" office:value="54.7686" calcext:value-type="float">
            <text:p>54.7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ASW00085cp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,G/R</text:p>
          </table:table-cell>
        </table:table-row>
        <table:table-row table:style-name="ro1" table:number-rows-repeated="1048517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1:Sheet1.K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meta:document-statistic meta:table-count="1" meta:cell-count="638" meta:object-count="0"/>
  </office:meta>
</office:document-meta>
</file>